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29.99pt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3" office:value-type="string" calcext:value-type="string">
            <text:p>Average time(sec)</text:p>
          </table:table-cell>
          <table:table-cell table:style-name="ce7" office:value-type="string" calcext:value-type="string">
            <text:p>Standar Deviation</text:p>
          </table:table-cell>
          <table:table-cell table:style-name="ce3" office:value-type="string" calcext:value-type="string">
            <text:p>Description</text:p>
          </table:table-cell>
          <table:table-cell table:number-columns-repeated="2"/>
          <table:table-cell table:style-name="ce5" table:formula="of:=AVERAGE([.H10:.H21])" office:value-type="float" office:value="0.850257333333333" calcext:value-type="float">
            <text:p>0.8502573333</text:p>
          </table:table-cell>
          <table:table-cell table:formula="of:=STDEV([.H10:.H21])" office:value-type="float" office:value="0.00846649911907707" calcext:value-type="float">
            <text:p>0.0084664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4" office:value-type="float" office:value="7.8341983333" calcext:value-type="float">
            <text:p>7.8341983333</text:p>
          </table:table-cell>
          <table:table-cell table:style-name="ce5" office:value-type="float" office:value="0.0984381918" calcext:value-type="float">
            <text:p>0.09843819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table:style-name="ce5" office:value-type="float" office:value="0.9903168333" calcext:value-type="float">
            <text:p>0.9903168333</text:p>
          </table:table-cell>
          <table:table-cell table:style-name="ce5" office:value-type="float" office:value="0.0065967269" calcext:value-type="float">
            <text:p>0.006596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_orig_fast</text:p>
          </table:table-cell>
          <table:table-cell table:style-name="ce5" office:value-type="float" office:value="0.8502573333" calcext:value-type="float">
            <text:p>0.8502573333</text:p>
          </table:table-cell>
          <table:table-cell table:style-name="ce5" office:value-type="float" office:value="0.0084664991" calcext:value-type="float">
            <text:p>0.008466499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7"/>
          <table:table-cell office:value-type="float" office:value="0.848415" calcext:value-type="float">
            <text:p>0.848415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35654" calcext:value-type="float">
            <text:p>0.83565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52257" calcext:value-type="float">
            <text:p>0.852257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51054" calcext:value-type="float">
            <text:p>0.85105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47967" calcext:value-type="float">
            <text:p>0.847967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52127" calcext:value-type="float">
            <text:p>0.852127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61059" calcext:value-type="float">
            <text:p>0.861059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63218" calcext:value-type="float">
            <text:p>0.863218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51216" calcext:value-type="float">
            <text:p>0.851216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53596" calcext:value-type="float">
            <text:p>0.853596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52315" calcext:value-type="float">
            <text:p>0.852315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3421" calcext:value-type="float">
            <text:p>0.8342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1:Sheet1.E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16T04:33:56.195381421</dc:date>
    <meta:editing-duration>PT39M7S</meta:editing-duration>
    <meta:editing-cycles>9</meta:editing-cycles>
    <meta:generator>LibreOffice/5.1.6.2$Linux_X86_64 LibreOffice_project/10m0$Build-2</meta:generator>
    <meta:document-statistic meta:table-count="1" meta:cell-count="31" meta:object-count="0"/>
  </office:meta>
</office:document-meta>
</file>